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finitionInSpringContextTestBean.NoDefinitionInSpringContextTestBean( String name , Bean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finitionInSpringContextTestBean.NoDefinitionInSpringContex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